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 Page Break List</text:h>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list xml:id="list319501970" text:style-name="L2">
        <text:list-item>
          <text:p text:style-name="P2">Word word word word word word word word word word word word word word word word word word word word word word word word word word word word word word word word <text:soft-page-break/>word word word word word word word word word word</text:p>
        </text:list-item>
        <text:list-item>
          <text:p text:style-name="P2"><text:s/>word</text:p>
        </text:list-item>
        <text:list-item>
          <text:p text:style-name="P2">Linux</text:p>
        </text:list-item>
        <text:list-item>
          <text:p text:style-name="P2">Solaris</text:p>
        </text:list-item>
      </text:list>
      <text:p text:style-name="Text_20_body">Las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40:04</meta:creation-date>
    <dc:date>2009-08-31T14:43:33</dc:date>
    <dc:creator>Vincent Spiewak</dc:creator>
    <meta:editing-duration>PT00H02M17S</meta:editing-duration>
    <meta:editing-cycles>2</meta:editing-cycles>
    <meta:generator>OpenOffice.org/3.1$Unix OpenOffice.org_project/310m11$Build-9399</meta:generator>
    <meta:document-statistic meta:table-count="0" meta:image-count="0" meta:object-count="0" meta:page-count="2" meta:paragraph-count="14" meta:word-count="738" meta:character-count="3671"/>
  </office:meta>
</office:document-meta>
</file>